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036cm" fo:min-width="4.834cm"/>
    </style:style>
    <style:style style:name="gr2" style:family="graphic" style:parent-style-name="standard">
      <style:graphic-properties draw:textarea-horizontal-align="justify" draw:textarea-vertical-align="middle" draw:auto-grow-height="false" fo:min-height="2.036cm" fo:min-width="6.358cm"/>
    </style:style>
    <style:style style:name="gr3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custom-shape draw:style-name="gr1" draw:text-style-name="P1" draw:layer="layout" svg:width="5.334cm" svg:height="2.286cm" svg:x="1.778cm" svg:y="13.462cm">
          <text:p text:style-name="P1">Websocke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334cm" svg:height="2.286cm" svg:x="9.144cm" svg:y="13.462cm">
          <text:p text:style-name="P1">My_handl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334cm" svg:height="2.286cm" svg:x="9.144cm" svg:y="8.128cm">
          <text:p text:style-name="P1">web_middlema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6.858cm" svg:height="2.286cm" svg:x="17.526cm" svg:y="8.128cm">
          <text:p text:style-name="P1">application_middlema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6.858cm" svg:height="2.286cm" svg:x="17.78cm" svg:y="13.462cm">
          <text:p text:style-name="P1">web_applicatio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4.478cm" svg:y1="9.398cm" svg:x2="17.526cm" svg:y2="9.398cm">
          <text:p/>
        </draw:lin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18T22:58:26.168236466</meta:creation-date>
    <meta:generator>LibreOffice/5.1.6.2$Linux_X86_64 LibreOffice_project/10m0$Build-2</meta:generator>
    <dc:date>2019-08-18T23:05:24.564973149</dc:date>
    <meta:editing-duration>PT6M</meta:editing-duration>
    <meta:editing-cycles>2</meta:editing-cycles>
    <meta:document-statistic meta:object-count="30"/>
  </office:meta>
</office:document-meta>
</file>